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11.3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>
            <text:p>Päivä</text:p>
          </table:table-cell>
          <table:table-cell office:value-type="string">
            <text:p>Aikaa käytetty (h)</text:p>
          </table:table-cell>
          <table:table-cell office:value-type="string">
            <text:p>Mihin?</text:p>
          </table:table-cell>
        </table:table-row>
        <table:table-row table:style-name="ro1">
          <table:table-cell/>
          <table:table-cell office:value-type="date" office:date-value="2012-03-17">
            <text:p>17.03.12</text:p>
          </table:table-cell>
          <table:table-cell office:value-type="float" office:value="2">
            <text:p>2</text:p>
          </table:table-cell>
          <table:table-cell office:value-type="string">
            <text:p>Yritin saada githubin toimimaan huonolla menestyksellä</text:p>
          </table:table-cell>
        </table:table-row>
        <table:table-row table:style-name="ro1">
          <table:table-cell/>
          <table:table-cell office:value-type="date" office:date-value="2012-03-18">
            <text:p>18.03.12</text:p>
          </table:table-cell>
          <table:table-cell office:value-type="float" office:value="3">
            <text:p>3</text:p>
          </table:table-cell>
          <table:table-cell office:value-type="string">
            <text:p>Tehtävänmäärittely, luokkarakenteen kuvaus, Noppa+testit ja Pelaajan alku</text:p>
          </table:table-cell>
        </table:table-row>
        <table:table-row table:style-name="ro1">
          <table:table-cell/>
          <table:table-cell office:value-type="date" office:date-value="2012-03-19">
            <text:p>19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0">
            <text:p>20.03.12</text:p>
          </table:table-cell>
          <table:table-cell office:value-type="float" office:value="3">
            <text:p>3</text:p>
          </table:table-cell>
          <table:table-cell office:value-type="string">
            <text:p>Lisätty luokka Hahmo, Pelaajan koodi vaihdettu Hahmoon, Pelaaja perii Hahmon, Pelaajaa kehitettiin ja tehtiin testit, aloitettiin Vihollinen</text:p>
          </table:table-cell>
        </table:table-row>
        <table:table-row table:style-name="ro1">
          <table:table-cell/>
          <table:table-cell office:value-type="date" office:date-value="2012-03-21">
            <text:p>2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2">
            <text:p>22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3">
            <text:p>23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4">
            <text:p>24.03.12</text:p>
          </table:table-cell>
          <table:table-cell office:value-type="float" office:value="1">
            <text:p>1</text:p>
          </table:table-cell>
          <table:table-cell office:value-type="string">
            <text:p>Aloitettu Esine, Arkku ja Huone</text:p>
          </table:table-cell>
        </table:table-row>
        <table:table-row table:style-name="ro1">
          <table:table-cell/>
          <table:table-cell office:value-type="date" office:date-value="2012-03-25">
            <text:p>25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6">
            <text:p>26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3-27">
            <text:p>27.03.12</text:p>
          </table:table-cell>
          <table:table-cell office:value-type="float" office:value="4">
            <text:p>4</text:p>
          </table:table-cell>
          <table:table-cell office:value-type="string">
            <text:p>Arkkuun lisätty poistometodit, Esine viety pidemmälle, Pelaajalle lisätty inventory, luotu EsineTulkki, kaikkien luokkien koodit siistitty Alt+Shift+F komennolla (NetBeans), luokkarakenne päivitetty.</text:p>
          </table:table-cell>
        </table:table-row>
        <table:table-row table:style-name="ro1">
          <table:table-cell/>
          <table:table-cell office:value-type="date" office:date-value="2012-03-28">
            <text:p>28.03.12</text:p>
          </table:table-cell>
          <table:table-cell office:value-type="float" office:value="2">
            <text:p>2</text:p>
          </table:table-cell>
          <table:table-cell office:value-type="string">
            <text:p>Esineeseen lisätty kuvaus, Noppaan set/get sivut ja tehty lisää testejä</text:p>
          </table:table-cell>
        </table:table-row>
        <table:table-row table:style-name="ro1">
          <table:table-cell/>
          <table:table-cell office:value-type="date" office:date-value="2012-03-29">
            <text:p>29.03.12</text:p>
          </table:table-cell>
          <table:table-cell office:value-type="float" office:value="5">
            <text:p>5</text:p>
          </table:table-cell>
          <table:table-cell office:value-type="string">
            <text:p>Lisää testejä, pientä viilailua, luotu Taistelu</text:p>
          </table:table-cell>
        </table:table-row>
        <table:table-row table:style-name="ro1">
          <table:table-cell/>
          <table:table-cell office:value-type="date" office:date-value="2012-03-30">
            <text:p>30.03.12</text:p>
          </table:table-cell>
          <table:table-cell office:value-type="float" office:value="5">
            <text:p>5</text:p>
          </table:table-cell>
          <table:table-cell office:value-type="string">
            <text:p>Taiat lisätty, testipeli toimii kuten pitääkin</text:p>
          </table:table-cell>
        </table:table-row>
        <table:table-row table:style-name="ro1">
          <table:table-cell/>
          <table:table-cell office:value-type="date" office:date-value="2012-03-31">
            <text:p>31.03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1">
            <text:p>0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2">
            <text:p>02.04.12</text:p>
          </table:table-cell>
          <table:table-cell office:value-type="float" office:value="2">
            <text:p>2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3">
            <text:p>0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4">
            <text:p>04.04.12</text:p>
          </table:table-cell>
          <table:table-cell office:value-type="float" office:value="1">
            <text:p>1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05">
            <text:p>0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6">
            <text:p>0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7">
            <text:p>0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8">
            <text:p>0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09">
            <text:p>09.04.12</text:p>
          </table:table-cell>
          <table:table-cell office:value-type="float" office:value="3">
            <text:p>3</text:p>
          </table:table-cell>
          <table:table-cell office:value-type="string">
            <text:p>Testejä pistetty uusiksi</text:p>
          </table:table-cell>
        </table:table-row>
        <table:table-row table:style-name="ro1">
          <table:table-cell/>
          <table:table-cell office:value-type="date" office:date-value="2012-04-10">
            <text:p>10.04.12</text:p>
          </table:table-cell>
          <table:table-cell office:value-type="float" office:value="8">
            <text:p>8</text:p>
          </table:table-cell>
          <table:table-cell office:value-type="string">
            <text:p>Hahmo- ja Karttageneraattorit luotu, Tekstipohjainen versio pelattava, vaikka paljon varaa hienosäädölle. Muuten pientä parantelua</text:p>
          </table:table-cell>
        </table:table-row>
        <table:table-row table:style-name="ro1">
          <table:table-cell/>
          <table:table-cell office:value-type="date" office:date-value="2012-04-11">
            <text:p>11.04.12</text:p>
          </table:table-cell>
          <table:table-cell office:value-type="float" office:value="1">
            <text:p>1</text:p>
          </table:table-cell>
          <table:table-cell office:value-type="string">
            <text:p>Testattu pelaamalla, pientä säätöä</text:p>
          </table:table-cell>
        </table:table-row>
        <table:table-row table:style-name="ro1">
          <table:table-cell/>
          <table:table-cell office:value-type="date" office:date-value="2012-04-12">
            <text:p>12.04.12</text:p>
          </table:table-cell>
          <table:table-cell office:value-type="float" office:value="5">
            <text:p>5</text:p>
          </table:table-cell>
          <table:table-cell office:value-type="string">
            <text:p>JavaDocit tehty</text:p>
          </table:table-cell>
        </table:table-row>
        <table:table-row table:style-name="ro1">
          <table:table-cell/>
          <table:table-cell office:value-type="date" office:date-value="2012-04-13">
            <text:p>1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4">
            <text:p>1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5">
            <text:p>1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6">
            <text:p>1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7">
            <text:p>1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8">
            <text:p>1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19">
            <text:p>19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0">
            <text:p>20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1">
            <text:p>21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2">
            <text:p>22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3">
            <text:p>23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4">
            <text:p>24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5">
            <text:p>25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6">
            <text:p>26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7">
            <text:p>27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8">
            <text:p>28.04.1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2-04-29">
            <text:p>29.04.12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2">12.04.2012</text:date>, <text:time>20:30:59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eena  Pellinen</meta:initial-creator>
    <meta:creation-date>2012-03-18T12:47:07.74</meta:creation-date>
    <dc:date>2012-04-12T20:30:59.15</dc:date>
    <meta:editing-duration>PT21H33M43S</meta:editing-duration>
    <meta:editing-cycles>15</meta:editing-cycles>
    <meta:generator>OpenOffice.org/3.0$Win32 OpenOffice.org_project/300m9$Build-9358</meta:generator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